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4a2bc" officeooo:paragraph-rsid="0004a2b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</text:p>
      <text:p text:style-name="Standard"/>
      <text:p text:style-name="Standard">{</text:p>
      <text:p text:style-name="Standard"/>
      <text:p text:style-name="Standard"><text:s text:c="4"/>int num, n, newNum;</text:p>
      <text:p text:style-name="Standard"/>
      <text:p text:style-name="Standard"><text:s text:c="4"/>printf("Enter any number: ");</text:p>
      <text:p text:style-name="Standard"/>
      <text:p text:style-name="Standard"><text:s text:c="4"/>scanf("%d", &amp;num);</text:p>
      <text:p text:style-name="Standard"><text:s text:c="4"/></text:p>
      <text:p text:style-name="Standard"><text:s text:c="4"/>printf ("Enter nth bit to check (0-31):");</text:p>
      <text:p text:style-name="Standard"/>
      <text:p text:style-name="Standard"><text:s text:c="4"/>scanf ("%d", &amp;n);</text:p>
      <text:p text:style-name="Standard"/>
      <text:p text:style-name="Standard"><text:s text:c="4"/>newNum = num &amp; (~(1&lt;&lt; n));</text:p>
      <text:p text:style-name="Standard"><text:s text:c="4"/></text:p>
      <text:p text:style-name="Standard"><text:s text:c="8"/>printf("Bit cleared successfully.\n\n");</text:p>
      <text:p text:style-name="Standard"/>
      <text:p text:style-name="Standard"><text:s text:c="8"/>printf ("Number before clearing %d bit: %d (in decimal)\n", n,num);</text:p>
      <text:p text:style-name="Standard"/>
      <text:p text:style-name="Standard"><text:s text:c="8"/>printf ("Number after clearing %d bit: %d (in decimal)\n",n,newNum);</text:p>
      <text:p text:style-name="Standard"><text:s text:c="4"/></text:p>
      <text:p text:style-name="Standard"/>
      <text:p text:style-name="Standard"><text:s text:c="4"/>return 0;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">Output <text:s text:c="3"/><text:span text:style-name="T2">:</text:span></text:p>
      <text:p text:style-name="P1"><text:span text:style-name="T2"/></text:p>
      <text:p text:style-name="P1"><text:span text:style-name="T2"/></text:p>
      <text:p text:style-name="P1"><text:span text:style-name="T2">Enter any number: 32</text:span></text:p>
      <text:p text:style-name="P1"><text:span text:style-name="T2">Enter nth bit to check (0-31):3</text:span></text:p>
      <text:p text:style-name="P1"><text:span text:style-name="T2">Bit cleared successfully.</text:span></text:p>
      <text:p text:style-name="P1"><text:span text:style-name="T2"/></text:p>
      <text:p text:style-name="P1"><text:span text:style-name="T2">Number before clearing 3 bit: 32 (in decimal)</text:span></text:p>
      <text:p text:style-name="P1"><text:span text:style-name="T2">Number after clearing 3 bit: 32 (in decimal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5:27:29.840717522</meta:creation-date>
    <dc:date>2022-09-08T15:29:56.860022167</dc:date>
    <meta:editing-duration>PT2M27S</meta:editing-duration>
    <meta:editing-cycles>1</meta:editing-cycles>
    <meta:document-statistic meta:table-count="0" meta:image-count="0" meta:object-count="0" meta:page-count="1" meta:paragraph-count="23" meta:word-count="87" meta:character-count="605" meta:non-whitespace-character-count="471"/>
    <meta:generator>LibreOffice/6.4.7.2$Linux_X86_64 LibreOffice_project/40$Build-2</meta:generator>
  </office:meta>
</office:document-meta>
</file>